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_20__28_var_29_" svg:stroke-width="0.102cm" draw:marker-start-width="0.352cm" draw:marker-end-width="0.352cm" draw:fill="hatch" draw:fill-hatch-name="Black_20_45_20_Degrees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="hatch" draw:fill-hatch-name="Black_20_45_20_Degrees" draw:textarea-horizontal-align="justify" draw:textarea-vertical-align="middle" draw:auto-grow-height="false"/>
    </style:style>
    <style:style style:name="gr3" style:family="graphic" style:parent-style-name="standard">
      <style:graphic-properties svg:stroke-width="0.152cm" draw:marker-start="Arrow" draw:marker-start-width="0.427cm" draw:marker-end="Arrow" draw:marker-end-width="0.427cm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draw:ole-draw-aspect="1" style:protect="siz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g>
          <draw:line draw:style-name="gr1" draw:text-style-name="P1" draw:layer="layout" svg:x1="20.227cm" svg:y1="6.271cm" svg:x2="14.85cm" svg:y2="6.271cm">
            <text:p/>
          </draw:line>
          <draw:custom-shape draw:style-name="gr2" draw:text-style-name="P1" draw:layer="layout" svg:width="2.947cm" svg:height="2.709cm" svg:x="7.53cm" svg:y="13.9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2.947cm" svg:height="2.709cm" svg:x="13.63cm" svg:y="13.9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2.947cm" svg:height="2.709cm" svg:x="4.529cm" svg:y="9.4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2.947cm" svg:height="2.709cm" svg:x="10.63cm" svg:y="9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2.947cm" svg:height="2.709cm" svg:x="16.73cm" svg:y="9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2.947cm" svg:height="2.709cm" svg:x="7.53cm" svg:y="4.8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2.947cm" svg:height="2.709cm" svg:x="13.63cm" svg:y="4.8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8.821cm" svg:y1="6.296cm" svg:x2="15.171cm" svg:y2="6.296cm">
            <text:p/>
          </draw:line>
          <draw:frame draw:style-name="gr4" draw:layer="layout" svg:width="2.183cm" svg:height="1.676cm" svg:x="10.766cm" svg:y="4.465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line draw:style-name="gr3" draw:text-style-name="P1" draw:layer="layout" svg:x1="18.194cm" svg:y1="11.163cm" svg:x2="18.246cm" svg:y2="6.171cm">
            <text:p/>
          </draw:line>
          <draw:frame draw:style-name="gr4" draw:layer="layout" svg:width="5.08cm" svg:height="1.626cm" svg:x="18.391cm" svg:y="7.437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draw:g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12-22T13:48:25</meta:creation-date>
    <meta:editing-duration>PT01H10M52S</meta:editing-duration>
    <meta:editing-cycles>13</meta:editing-cycles>
    <dc:date>2010-12-22T17:59:54</dc:date>
    <meta:generator>OpenOffice.org/3.1$Linux OpenOffice.org_project/310m21$Build-9319</meta:generator>
    <meta:document-statistic meta:object-count="3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i math:fontstyle="italic">dx</math:mi>
    <math:annotation math:encoding="StarMath 5.0">dx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qrt>
        <math:mn>3</math:mn>
      </math:msqrt>
      <math:mrow>
        <math:mi math:fontstyle="italic">dx</math:mi>
        <math:mo math:stretchy="false">/</math:mo>
        <math:mn>2</math:mn>
      </math:mrow>
    </math:mrow>
    <math:annotation math:encoding="StarMath 5.0">sqrt 3 dx/2</math:annotation>
  </math:semantics>
</math:math>
</file>